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c57" officeooo:paragraph-rsid="00131c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P1">&lt;html&gt;</text:p>
      <text:p text:style-name="P1">&lt;head&gt;</text:p>
      <text:p text:style-name="P1"><text:tab/>&lt;title&gt;3D Transform Gallery&lt;/title&gt;</text:p>
      <text:p text:style-name="P1"><text:tab/>&lt;meta name="viewport" content="width=device-width, initial-scale=1.0"&gt;</text:p>
      <text:p text:style-name="P1"><text:tab/>&lt;link href='https://fonts.googleapis.com/css?family=Open+Sans:400,300,600,700,800' rel='stylesheet' type='text/css'&gt;</text:p>
      <text:p text:style-name="P1"><text:tab/>&lt;link rel="stylesheet" href="css/main.css"&gt;</text:p>
      <text:p text:style-name="P1"><text:tab/>&lt;link rel="stylesheet" href="css/interactions.css"&gt;</text:p>
      <text:p text:style-name="P1">&lt;/head&gt;</text:p>
      <text:p text:style-name="P1">&lt;body&gt;</text:p>
      <text:p text:style-name="P1"><text:tab/>&lt;div class="container"&gt;</text:p>
      <text:p text:style-name="P1"><text:tab/><text:tab/>&lt;header class="main-header clearfix"&gt;</text:p>
      <text:p text:style-name="P1"><text:tab/><text:tab/><text:tab/>&lt;img class="logo" src="img/camera.svg"&gt;</text:p>
      <text:p text:style-name="P1"><text:tab/><text:tab/><text:tab/>&lt;h1 class="name"&gt;3DTransform &lt;span&gt;Gallery&lt;/span&gt;&lt;/h1&gt;</text:p>
      <text:p text:style-name="P1"><text:tab/><text:tab/>&lt;/header&gt;</text:p>
      <text:p text:style-name="P1"/>
      <text:p text:style-name="P1"><text:tab/><text:tab/>&lt;div class="content clearfix"&gt;</text:p>
      <text:p text:style-name="P1"/>
      <text:p text:style-name="P1"><text:tab/><text:tab/><text:tab/>&lt;div class="cube-container"&gt;</text:p>
      <text:p text:style-name="P1"><text:tab/><text:tab/><text:tab/><text:tab/>&lt;div class="photo-cube"&gt;</text:p>
      <text:p text:style-name="P1"/>
      <text:p text:style-name="P1"><text:tab/><text:tab/><text:tab/><text:tab/><text:tab/>&lt;img class="front"src="img/photos/1.jpg" alt=""&gt;</text:p>
      <text:p text:style-name="P1"><text:tab/><text:tab/><text:tab/><text:tab/><text:tab/>&lt;div class="back photo-desc"&gt;</text:p>
      <text:p text:style-name="P1"><text:tab/><text:tab/><text:tab/><text:tab/><text:tab/> <text:s/>&lt;h3&gt;Earth from Space&lt;/h3&gt;</text:p>
      <text:p text:style-name="P1"><text:tab/><text:tab/><text:tab/><text:tab/><text:tab/> <text:s/>&lt;p&gt;Aenean lacinia bibendum nulla sed consectetur. Fusce dapibus, tellus ac cursus commodo.&lt;/p&gt;</text:p>
      <text:p text:style-name="P1"><text:tab/><text:tab/><text:tab/><text:tab/><text:tab/><text:tab/>&lt;a href="#" class="button"&gt;download&lt;/a&gt;</text:p>
      <text:p text:style-name="P1"><text:tab/><text:tab/><text:tab/><text:tab/><text:tab/>&lt;/div&gt;</text:p>
      <text:p text:style-name="P1"><text:tab/><text:tab/><text:tab/><text:tab/><text:tab/>&lt;img class="left" src="img/photos/2.jpg" alt=""&gt;</text:p>
      <text:p text:style-name="P1"><text:tab/><text:tab/><text:tab/><text:tab/><text:tab/>&lt;img class="right" src="img/photos/3.jpg" alt=""&gt;</text:p>
      <text:p text:style-name="P1"/>
      <text:p text:style-name="P1"><text:tab/><text:tab/><text:tab/><text:tab/>&lt;/div&gt;</text:p>
      <text:p text:style-name="P1"><text:tab/><text:tab/><text:tab/>&lt;/div&gt;<text:tab/></text:p>
      <text:p text:style-name="P1"/>
      <text:p text:style-name="P1"><text:tab/><text:tab/><text:tab/>&lt;div class="cube-container"&gt;</text:p>
      <text:p text:style-name="P1"><text:tab/><text:tab/><text:tab/><text:tab/>&lt;div class="photo-cube"&gt;</text:p>
      <text:p text:style-name="P1"/>
      <text:p text:style-name="P1"><text:tab/><text:tab/><text:tab/><text:tab/><text:tab/>&lt;img class="front"src="img/photos/4.jpg" alt=""&gt;</text:p>
      <text:p text:style-name="P1"><text:tab/><text:tab/><text:tab/><text:tab/><text:tab/>&lt;div class="back photo-desc"&gt;</text:p>
      <text:p text:style-name="P1"><text:tab/><text:tab/><text:tab/><text:tab/><text:tab/> <text:s/>&lt;h3&gt;Space Images&lt;/h3&gt;</text:p>
      <text:p text:style-name="P1"><text:tab/><text:tab/><text:tab/><text:tab/><text:tab/> <text:s/>&lt;p&gt;Aenean lacinia bibendum nulla sed consectetur. Fusce dapibus, tellus ac cursus commodo.&lt;/p&gt;</text:p>
      <text:p text:style-name="P1"><text:tab/><text:tab/><text:tab/><text:tab/><text:tab/><text:tab/>&lt;a href="#" class="button"&gt;download&lt;/a&gt;</text:p>
      <text:p text:style-name="P1"><text:tab/><text:tab/><text:tab/><text:tab/><text:tab/>&lt;/div&gt;</text:p>
      <text:p text:style-name="P1"><text:tab/><text:tab/><text:tab/><text:tab/><text:tab/>&lt;img class="left" src="img/photos/5.jpg" alt=""&gt;</text:p>
      <text:p text:style-name="P1"><text:tab/><text:tab/><text:tab/><text:tab/><text:tab/>&lt;img class="right" src="img/photos/6.jpg" alt=""&gt;</text:p>
      <text:p text:style-name="P1"/>
      <text:p text:style-name="P1"><text:tab/><text:tab/><text:tab/><text:tab/>&lt;/div&gt;</text:p>
      <text:p text:style-name="P1"><text:soft-page-break/><text:tab/><text:tab/><text:tab/>&lt;/div&gt;<text:tab/></text:p>
      <text:p text:style-name="P1"/>
      <text:p text:style-name="P1"><text:tab/><text:tab/><text:tab/>&lt;div class="cube-container"&gt;</text:p>
      <text:p text:style-name="P1"><text:tab/><text:tab/><text:tab/><text:tab/>&lt;div class="photo-cube"&gt;</text:p>
      <text:p text:style-name="P1"/>
      <text:p text:style-name="P1"><text:tab/><text:tab/><text:tab/><text:tab/><text:tab/>&lt;img class="front"src="img/photos/7.jpg" alt=""&gt;</text:p>
      <text:p text:style-name="P1"><text:tab/><text:tab/><text:tab/><text:tab/><text:tab/>&lt;div class="back photo-desc"&gt;</text:p>
      <text:p text:style-name="P1"><text:tab/><text:tab/><text:tab/><text:tab/><text:tab/> <text:s/>&lt;h3&gt;The Milky Way&lt;/h3&gt;</text:p>
      <text:p text:style-name="P1"><text:tab/><text:tab/><text:tab/><text:tab/><text:tab/> <text:s/>&lt;p&gt;Aenean lacinia bibendum nulla sed consectetur. Fusce dapibus, tellus ac cursus commodo.&lt;/p&gt;</text:p>
      <text:p text:style-name="P1"><text:tab/><text:tab/><text:tab/><text:tab/><text:tab/><text:tab/>&lt;a href="#" class="button"&gt;download&lt;/a&gt;</text:p>
      <text:p text:style-name="P1"><text:tab/><text:tab/><text:tab/><text:tab/><text:tab/>&lt;/div&gt;</text:p>
      <text:p text:style-name="P1"><text:tab/><text:tab/><text:tab/><text:tab/><text:tab/>&lt;img class="left" src="img/photos/8.jpg" alt=""&gt;</text:p>
      <text:p text:style-name="P1"><text:tab/><text:tab/><text:tab/><text:tab/><text:tab/>&lt;img class="right" src="img/photos/9.jpg" alt=""&gt;</text:p>
      <text:p text:style-name="P1"/>
      <text:p text:style-name="P1"><text:tab/><text:tab/><text:tab/><text:tab/>&lt;/div&gt;</text:p>
      <text:p text:style-name="P1"><text:tab/><text:tab/><text:tab/>&lt;/div&gt;<text:tab/></text:p>
      <text:p text:style-name="P1"/>
      <text:p text:style-name="P1"><text:tab/><text:tab/>&lt;/div&gt;</text:p>
      <text:p text:style-name="P1"><text:tab/>&lt;/div&gt;</text:p>
      <text:p text:style-name="P1">&lt;/body&gt;</text:p>
      <text:p text:style-name="P1">&lt;/html&gt;</text:p>
      <text:p text:style-name="P1"/>
      <text:p text:style-name="P1"/>
      <text:p text:style-name="P1">/* ================================= </text:p>
      <text:p text:style-name="P1"><text:s text:c="2"/>Button Transitions</text:p>
      <text:p text:style-name="P1">==================================== */</text:p>
      <text:p text:style-name="P1"/>
      <text:p text:style-name="P1">.button {</text:p>
      <text:p text:style-name="P1"><text:tab/>transition: background .3s;</text:p>
      <text:p text:style-name="P1">}</text:p>
      <text:p text:style-name="P1">.button:hover {</text:p>
      <text:p text:style-name="P1"><text:tab/>background: rgba(74,137,202, 1);</text:p>
      <text:p text:style-name="P1">}</text:p>
      <text:p text:style-name="P1"/>
      <text:p text:style-name="P1">/* ================================= </text:p>
      <text:p text:style-name="P1"><text:s text:c="2"/>Photo 3D Transforms &amp; Transitions</text:p>
      <text:p text:style-name="P1">==================================== */</text:p>
      <text:p text:style-name="P1"/>
      <text:p text:style-name="P1">.cube-container {</text:p>
      <text:p text:style-name="P1"><text:tab/>box-shadow: 0 18px 40px 5px rgba(0,0,0,.4);</text:p>
      <text:p text:style-name="P1"><text:s text:c="2"/>perspective: 800px; </text:p>
      <text:p text:style-name="P1">}</text:p>
      <text:p text:style-name="P1"/>
      <text:p text:style-name="P1">.photo-cube{</text:p>
      <text:p text:style-name="P1">transition: transform 2s ease-in-out;</text:p>
      <text:p text:style-name="P1"><text:s text:c="2"/>width:220px; </text:p>
      <text:p text:style-name="P1"><text:s text:c="2"/>height:200px;</text:p>
      <text:p text:style-name="P1"><text:s text:c="2"/>transform-style:preserve-3d;</text:p>
      <text:p text:style-name="P1"><text:soft-page-break/>}</text:p>
      <text:p text:style-name="P1"/>
      <text:p text:style-name="P1">.photo-cube:hover{</text:p>
      <text:p text:style-name="P1">transform: rotateY(-270deg);</text:p>
      <text:p text:style-name="P1">}</text:p>
      <text:p text:style-name="P1"/>
      <text:p text:style-name="P1">.front,</text:p>
      <text:p text:style-name="P1">.back,</text:p>
      <text:p text:style-name="P1">.left,</text:p>
      <text:p text:style-name="P1">.right{</text:p>
      <text:p text:style-name="P1"><text:s text:c="4"/>width:100%; /*100% of parent container*/</text:p>
      <text:p text:style-name="P1"><text:s text:c="4"/>height:100%;</text:p>
      <text:p text:style-name="P1"><text:s text:c="2"/>display:block; /*3 of 4 are photos*/</text:p>
      <text:p text:style-name="P1"><text:s text:c="2"/>position: absolute;</text:p>
      <text:p text:style-name="P1">}</text:p>
      <text:p text:style-name="P1"/>
      <text:p text:style-name="P1">.front{</text:p>
      <text:p text:style-name="P1"><text:s text:c="2"/>transform:translate3d(0,0,110px);/*half of width*/</text:p>
      <text:p text:style-name="P1">}</text:p>
      <text:p text:style-name="P1"/>
      <text:p text:style-name="P1">.back{</text:p>
      <text:p text:style-name="P1">transform:translate3d(0,0,-110px) rotateY(270deg); /*Pushed to back rotated so text is correct*/</text:p>
      <text:p text:style-name="P1"><text:s text:c="2"/>transform-origin:center left; /*Rotates on Center Aligns to left side once rotated*/</text:p>
      <text:p text:style-name="P1">}</text:p>
      <text:p text:style-name="P1"/>
      <text:p text:style-name="P1">.left {</text:p>
      <text:p text:style-name="P1">transform: rotateY(-270deg) translate3d(110px,0,0);</text:p>
      <text:p text:style-name="P1"><text:s text:c="2"/>transform-origin:top right;</text:p>
      <text:p text:style-name="P1">}</text:p>
      <text:p text:style-name="P1"/>
      <text:p text:style-name="P1">.right {</text:p>
      <text:p text:style-name="P1">transform: translate3d(0,0,-110px) rotateY(180deg);</text:p>
      <text:p text:style-name="P1">}</text:p>
      <text:p text:style-name="P1"><text:s text:c="2"/></text:p>
      <text:p text:style-name="P1"><text:s text:c="2"/>/* ================================= </text:p>
      <text:p text:style-name="P1"><text:s text:c="2"/>Base Element Styles</text:p>
      <text:p text:style-name="P1">==================================== */</text:p>
      <text:p text:style-name="P1"/>
      <text:p text:style-name="P1">* {</text:p>
      <text:p text:style-name="P1"><text:tab/>box-sizing: border-box;</text:p>
      <text:p text:style-name="P1">}</text:p>
      <text:p text:style-name="P1">body {</text:p>
      <text:p text:style-name="P1"><text:tab/>font: 1em/1.5 'Open Sans', sans-serif;</text:p>
      <text:p text:style-name="P1"><text:tab/>color: #373737;</text:p>
      <text:p text:style-name="P1"><text:tab/>background: #eaeaea;</text:p>
      <text:p text:style-name="P1"><text:tab/>margin: 0;</text:p>
      <text:p text:style-name="P1">}</text:p>
      <text:p text:style-name="P1">a {</text:p>
      <text:p text:style-name="P1"><text:tab/>text-decoration: none;</text:p>
      <text:p text:style-name="P1"><text:soft-page-break/>}</text:p>
      <text:p text:style-name="P1">h1,</text:p>
      <text:p text:style-name="P1">h2,</text:p>
      <text:p text:style-name="P1">h3 {</text:p>
      <text:p text:style-name="P1"><text:tab/>text-transform: uppercase;</text:p>
      <text:p text:style-name="P1">}</text:p>
      <text:p text:style-name="P1">h2 {</text:p>
      <text:p text:style-name="P1"><text:tab/>font-size: 1.125em;</text:p>
      <text:p text:style-name="P1"><text:tab/>color: #4a89ca;</text:p>
      <text:p text:style-name="P1"><text:tab/>font-weight: 600;</text:p>
      <text:p text:style-name="P1"><text:tab/>margin: 0;</text:p>
      <text:p text:style-name="P1">}</text:p>
      <text:p text:style-name="P1">h3 {</text:p>
      <text:p text:style-name="P1"><text:tab/>font-size: 1.3em;</text:p>
      <text:p text:style-name="P1"><text:tab/>line-height: 1.25em;</text:p>
      <text:p text:style-name="P1"><text:tab/>margin-top: .85em;</text:p>
      <text:p text:style-name="P1"><text:tab/>margin-bottom: .5em;</text:p>
      <text:p text:style-name="P1">}</text:p>
      <text:p text:style-name="P1">p {</text:p>
      <text:p text:style-name="P1"><text:tab/>font-size: .875em;</text:p>
      <text:p text:style-name="P1"><text:tab/>line-height: 1.4;</text:p>
      <text:p text:style-name="P1"><text:tab/>margin: 0 0 1.5em;</text:p>
      <text:p text:style-name="P1">}</text:p>
      <text:p text:style-name="P1"/>
      <text:p text:style-name="P1">/* ================================= </text:p>
      <text:p text:style-name="P1"><text:s text:c="2"/>Base Layout Styles</text:p>
      <text:p text:style-name="P1">==================================== */</text:p>
      <text:p text:style-name="P1"/>
      <text:p text:style-name="P1">/* ---- Layout Containers ---- */</text:p>
      <text:p text:style-name="P1"/>
      <text:p text:style-name="P1">.container,</text:p>
      <text:p text:style-name="P1">.content {</text:p>
      <text:p text:style-name="P1"><text:tab/>margin: auto;</text:p>
      <text:p text:style-name="P1">}</text:p>
      <text:p text:style-name="P1">.container {</text:p>
      <text:p text:style-name="P1"><text:tab/>width: 94.02985075%;</text:p>
      <text:p text:style-name="P1"><text:tab/>max-width: 1260px;</text:p>
      <text:p text:style-name="P1"><text:tab/>padding: 0 2.25em 4em;</text:p>
      <text:p text:style-name="P1"><text:tab/>background: #fff;</text:p>
      <text:p text:style-name="P1">}</text:p>
      <text:p text:style-name="P1">.main-header {</text:p>
      <text:p text:style-name="P1"><text:tab/>text-align: center;</text:p>
      <text:p text:style-name="P1"><text:tab/>padding: 2.8em 0 3.8em;</text:p>
      <text:p text:style-name="P1">}</text:p>
      <text:p text:style-name="P1">.cube-container {</text:p>
      <text:p text:style-name="P1"><text:tab/>max-width: 200px;</text:p>
      <text:p text:style-name="P1"><text:tab/>text-align: center;</text:p>
      <text:p text:style-name="P1"><text:tab/>margin: 0 auto 4.5em;</text:p>
      <text:p text:style-name="P1">}</text:p>
      <text:p text:style-name="P1"><text:soft-page-break/>/* ---- Page Elements ---- */</text:p>
      <text:p text:style-name="P1"/>
      <text:p text:style-name="P1">.name {</text:p>
      <text:p text:style-name="P1"><text:tab/>font-size: 1.65em;</text:p>
      <text:p text:style-name="P1"><text:tab/>font-weight: 800;</text:p>
      <text:p text:style-name="P1"><text:tab/>margin: 0 0 1.5em;</text:p>
      <text:p text:style-name="P1"><text:tab/>line-height: 1;</text:p>
      <text:p text:style-name="P1">}</text:p>
      <text:p text:style-name="P1">.name span {</text:p>
      <text:p text:style-name="P1"><text:tab/>font-weight: 300;</text:p>
      <text:p text:style-name="P1"><text:tab/>margin-left: -7px;</text:p>
      <text:p text:style-name="P1">}</text:p>
      <text:p text:style-name="P1">.logo {</text:p>
      <text:p text:style-name="P1"><text:tab/>width: 45px;</text:p>
      <text:p text:style-name="P1"><text:tab/>margin-bottom: .4em;</text:p>
      <text:p text:style-name="P1"><text:tab/>cursor: pointer;</text:p>
      <text:p text:style-name="P1">}</text:p>
      <text:p text:style-name="P1">.button {</text:p>
      <text:p text:style-name="P1"><text:tab/>font-size: .8em;</text:p>
      <text:p text:style-name="P1"><text:tab/>color: #fff;</text:p>
      <text:p text:style-name="P1"><text:tab/>width: 90%;</text:p>
      <text:p text:style-name="P1"><text:tab/>line-height: 1.15;</text:p>
      <text:p text:style-name="P1"><text:tab/>font-weight: 700;</text:p>
      <text:p text:style-name="P1"><text:tab/>display: block;</text:p>
      <text:p text:style-name="P1"><text:tab/>text-decoration: none;</text:p>
      <text:p text:style-name="P1"><text:tab/>text-transform: uppercase;</text:p>
      <text:p text:style-name="P1"><text:tab/>padding: .95em 0;</text:p>
      <text:p text:style-name="P1"><text:tab/>border-radius: .5em;</text:p>
      <text:p text:style-name="P1"><text:tab/>background: rgba(74,137,202, .8);</text:p>
      <text:p text:style-name="P1"><text:tab/>margin: auto;</text:p>
      <text:p text:style-name="P1">}</text:p>
      <text:p text:style-name="P1">/* ---- Photo Overlay ---- */</text:p>
      <text:p text:style-name="P1"/>
      <text:p text:style-name="P1">.photo-desc {</text:p>
      <text:p text:style-name="P1"><text:tab/>font-size: .85em;</text:p>
      <text:p text:style-name="P1"><text:tab/>color: #fff;</text:p>
      <text:p text:style-name="P1"><text:tab/>padding: 1.1em 1em 0;</text:p>
      <text:p text:style-name="P1"><text:tab/>background: #345d88;</text:p>
      <text:p text:style-name="P1">}</text:p>
      <text:p text:style-name="P1">/* ---- Float clearfix ---- */</text:p>
      <text:p text:style-name="P1"/>
      <text:p text:style-name="P1">.clearfix::after {</text:p>
      <text:p text:style-name="P1"><text:tab/>content: " ";</text:p>
      <text:p text:style-name="P1"><text:tab/>display: table;</text:p>
      <text:p text:style-name="P1"><text:tab/>clear: both;</text:p>
      <text:p text:style-name="P1">}</text:p>
      <text:p text:style-name="P1"/>
      <text:p text:style-name="P1">/* ================================= </text:p>
      <text:p text:style-name="P1"><text:s text:c="2"/>Media Queries</text:p>
      <text:p text:style-name="P1"><text:soft-page-break/>==================================== */</text:p>
      <text:p text:style-name="P1"/>
      <text:p text:style-name="P1">@media (min-width: 769px) {</text:p>
      <text:p text:style-name="P1"><text:tab/>.cube-container {</text:p>
      <text:p text:style-name="P1"><text:tab/><text:tab/>float: left;</text:p>
      <text:p text:style-name="P1"><text:tab/><text:tab/>margin-left: 16.6%;</text:p>
      <text:p text:style-name="P1"><text:tab/>}</text:p>
      <text:p text:style-name="P1">}</text:p>
      <text:p text:style-name="P1">@media (min-width: 1025px) {</text:p>
      <text:p text:style-name="P1"><text:tab/>.cube-container:first-child {</text:p>
      <text:p text:style-name="P1"><text:tab/><text:tab/>margin-left: 0;</text:p>
      <text:p text:style-name="P1"><text:tab/>}</text:p>
      <text:p text:style-name="P1"><text:tab/>.cube-container:last-child{</text:p>
      <text:p text:style-name="P1"><text:tab/><text:tab/>float: right;</text:p>
      <text:p text:style-name="P1"><text:tab/>}</text:p>
      <text:p text:style-name="P1"><text:tab/>.content {</text:p>
      <text:p text:style-name="P1"><text:tab/><text:tab/>max-width: 900px;</text:p>
      <text:p text:style-name="P1"><text:tab/><text:tab/>margin: auto;</text:p>
      <text:p text:style-name="P1"><text:tab/>}</text:p>
      <text:p text:style-name="P1">}</text:p>
      <text:p text:style-name="P1"/>
      <text:p text:style-name="P1"><text:s text:c="2"/></text:p>
      <text:p text:style-name="P1"><text:s text:c="2"/></text:p>
      <text:p text:style-name="P1"><text:s text:c="2"/>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3:26:51.490425723</meta:creation-date>
    <dc:date>2016-05-14T13:27:29.630334845</dc:date>
    <meta:editing-duration>PT40S</meta:editing-duration>
    <meta:editing-cycles>1</meta:editing-cycles>
    <meta:document-statistic meta:table-count="0" meta:image-count="0" meta:object-count="0" meta:page-count="6" meta:paragraph-count="233" meta:word-count="532" meta:character-count="4970" meta:non-whitespace-character-count="4331"/>
    <meta:generator>LibreOffice/5.1.2.2$Linux_X86_64 LibreOffice_project/10m0$Build-2</meta:generator>
  </office:meta>
</office:document-meta>
</file>